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margin-top="0cm" fo:margin-bottom="0cm" text:enable-numbering="false" fo:text-indent="0cm"/>
    </style:style>
    <style:style style:name="T1" style:family="text">
      <style:text-properties fo:color="#ff00ff" fo:font-size="24pt"/>
    </style:style>
    <style:style style:name="T2" style:family="text">
      <style:text-properties fo:font-size="24pt"/>
    </style:style>
    <style:style style:name="T3" style:family="text">
      <style:text-properties fo:color="#ff0000" fo:font-size="24pt"/>
    </style:style>
    <style:style style:name="T4" style:family="text">
      <style:text-properties fo:color="#00dcff" fo:font-size="24pt"/>
    </style:style>
    <style:style style:name="T5" style:family="text">
      <style:text-properties fo:color="#3deb3d" fo:font-size="24pt"/>
    </style:style>
    <style:style style:name="T6" style:family="text">
      <style:text-properties fo:color="#ff0000"/>
    </style:style>
    <style:style style:name="T7" style:family="text">
      <style:text-properties fo:color="#00dcff"/>
    </style:style>
    <style:style style:name="T8" style:family="text">
      <style:text-properties fo:color="#3deb3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2.586cm" svg:height="14.296cm" svg:x="0cm" svg:y="2.86cm">
          <draw:text-box>
            <text:p text:style-name="P1"><text:span text:style-name="T1">Alle</text:span><text:span text:style-name="T2"> rights reserved. No part of this </text:span><text:span text:style-name="T3">documente</text:span><text:span text:style-name="T2"> may be reproduced, photocopied, stored on a retrieval system, or transmitted without the </text:span><text:span text:style-name="T4">expriss</text:span><text:span text:style-name="T2"> written consent of the </text:span><text:span text:style-name="T5">publischer</text:span><text:span text:style-name="T2"> or the authors.</text:span></text:p>
            <text:p text:style-name="P1"/>
            <text:p text:style-name="P1"><text:span text:style-name="T1">Alle</text:span> rights reserved. No part of this <text:span text:style-name="T6">documente</text:span> may be reproduced, photocopied, stored on a retrieval system, or transmitted without the <text:span text:style-name="T7">expriss</text:span> written consent of the <text:span text:style-name="T8">publischer</text:span> or the authors.</text:p>
            <text:p text:style-name="P1"/>
            <text:p text:style-name="P2"><text:span text:style-name="T1">Alle</text:span> rights reserved. No part of this <text:span text:style-name="T6">documente</text:span> may be reproduced, photocopied, stored on a retrieval system, or transmitted without the <text:span text:style-name="T7">expriss</text:span> written consent of the <text:span text:style-name="T8">publischer</text:span> or the authors.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ndale WT UI', 'MS Mincho', 'HG Mincho L', 'MS PGothic', 'Arial Unicode MS'" style:font-pitch-asian="variable" style:font-size-asian="6.80000019073486pt" style:language-asian="zxx" style:country-asian="none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Peters</meta:initial-creator>
    <meta:creation-date>1999-05-19T09:50:33</meta:creation-date>
    <dc:date>2003-08-28T16:48:12</dc:date>
    <meta:editing-cycles>18</meta:editing-cycles>
    <meta:editing-duration>PT18M53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